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55cm" svg:x2="27.106cm" svg:y2="9.355cm">
          <text:p/>
        </draw:line>
        <draw:g>
          <draw:line draw:style-name="gr4" draw:text-style-name="P1" draw:layer="layout" svg:x1="3.351cm" svg:y1="9.525cm" svg:x2="3.351cm" svg:y2="10.1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7.517cm" svg:y1="9.325cm" svg:x2="7.517cm" svg:y2="9.96cm">
          <text:p/>
        </draw:line>
        <draw:g>
          <draw:frame draw:style-name="gr6" draw:text-style-name="P2" draw:layer="layout" svg:width="5.645cm" svg:height="3.059cm" svg:x="13.771cm" svg:y="9.986cm">
            <draw:text-box>
              <text:p><text:span text:style-name="T1">2009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Windows platform</text:span></text:p>
                </text:list-item>
              </text:list>
            </draw:text-box>
          </draw:frame>
          <draw:line draw:style-name="gr4" draw:text-style-name="P1" draw:layer="layout" svg:x1="14.194cm" svg:y1="9.325cm" svg:x2="14.194cm" svg:y2="9.96cm">
            <text:p/>
          </draw:line>
        </draw:g>
        <draw:g>
          <draw:line draw:style-name="gr4" draw:text-style-name="P1" draw:layer="layout" svg:x1="15.489cm" svg:y1="8.731cm" svg:x2="15.4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2.764cm" svg:x="19.819cm" svg:y="9.916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S back-end</text:span></text:p>
              </text:list-item>
              <text:list-item>
                <text:p><text:span text:style-name="T2"><text:s text:c="2"/></text:span><text:span text:style-name="T2">Stable running port on Windows platforms</text:span></text:p>
              </text:list-item>
              <text:list-item>
                <text:p><text:span text:style-name="T2"><text:s text:c="2"/></text:span><text:span text:style-name="T2">Proof of concept on Mac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6.912cm" svg:y1="8.742cm" svg:x2="6.912cm" svg:y2="9.385cm">
            <text:p/>
          </draw:line>
          <draw:frame draw:style-name="gr9" draw:text-style-name="P2" draw:layer="layout" svg:width="8.245cm" svg:height="2.833cm" svg:x="5.957cm" svg:y="5.997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6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4cm" svg:x2="3.189cm" svg:y2="12.895cm">
            <text:p/>
          </draw:line>
        </draw:g>
        <draw:g>
          <draw:line draw:style-name="gr4" draw:text-style-name="P1" draw:layer="layout" svg:x1="1.032cm" svg:y1="8.596cm" svg:x2="1.032cm" svg:y2="9.435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86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566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8.81cm" svg:height="1.402cm" svg:x="0.995cm" svg:y="13.715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925cm" svg:height="1.436cm" svg:x="19.79cm" svg:y="13.698cm">
            <text:p text:style-name="P1">Linux / Unix / BSD</text:p>
            <text:p text:style-name="P1">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0-12-23T23:37:10</dc:date>
    <meta:editing-duration>PT01H11M50S</meta:editing-duration>
    <meta:editing-cycles>11</meta:editing-cycles>
    <meta:generator>OpenOffice.org/3.2$Unix OpenOffice.org_project/320m19$Build-9505</meta:generator>
    <dc:creator>Prasenjit Kapat</dc:creator>
    <meta:document-statistic meta:object-count="53"/>
  </office:meta>
</office:document-meta>
</file>